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draw:fill="solid" draw:fill-color="#000080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66ccff" draw:textarea-vertical-align="middle"/>
    </style:style>
    <style:style style:name="gr5" style:family="graphic" style:parent-style-name="standard">
      <style:graphic-properties draw:fill-color="#ffcc00" draw:textarea-vertical-align="middle"/>
    </style:style>
    <style:style style:name="gr6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  <style:text-properties fo:color="#000000" fo:font-weight="bold" style:font-weight-asian="bold" style:font-weight-complex="bold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5cm" svg:height="1.7cm" svg:x="1cm" svg:y="1cm">
          <text:p text:style-name="P1"><text:span text:style-name="T1">DashBoard</text:span></text:p>
        </draw:rect>
        <draw:rect draw:style-name="gr2" draw:text-style-name="P2" xml:id="id2" draw:id="id2" draw:layer="layout" svg:width="4.5cm" svg:height="1.7cm" svg:x="7.1cm" svg:y="2.5cm">
          <text:p text:style-name="P2"><text:span text:style-name="T2">Bookings</text:span></text:p>
        </draw:rect>
        <draw:rect draw:style-name="gr2" draw:text-style-name="P2" xml:id="id3" draw:id="id3" draw:layer="layout" svg:width="4.5cm" svg:height="1.7cm" svg:x="7.1cm" svg:y="4.7cm">
          <text:p text:style-name="P2"><text:span text:style-name="T2">Rooms</text:span></text:p>
        </draw:rect>
        <draw:rect draw:style-name="gr2" draw:text-style-name="P2" xml:id="id4" draw:id="id4" draw:layer="layout" svg:width="4.5cm" svg:height="1.7cm" svg:x="7.1cm" svg:y="6.8cm">
          <text:p text:style-name="P2"><text:span text:style-name="T2">Destinations</text:span></text:p>
        </draw:rect>
        <draw:rect draw:style-name="gr2" draw:text-style-name="P2" xml:id="id5" draw:id="id5" draw:layer="layout" svg:width="4.5cm" svg:height="1.7cm" svg:x="7.1cm" svg:y="8.9cm">
          <text:p text:style-name="P2"><text:span text:style-name="T2">Hotels</text:span></text:p>
        </draw:rect>
        <draw:rect draw:style-name="gr2" draw:text-style-name="P2" xml:id="id6" draw:id="id6" draw:layer="layout" svg:width="4.5cm" svg:height="1.7cm" svg:x="7.1cm" svg:y="11cm">
          <text:p text:style-name="P2"><text:span text:style-name="T2">Amenities</text:span></text:p>
        </draw:rect>
        <draw:rect draw:style-name="gr2" draw:text-style-name="P2" xml:id="id7" draw:id="id7" draw:layer="layout" svg:width="4.5cm" svg:height="1.7cm" svg:x="7.1cm" svg:y="13cm">
          <text:p text:style-name="P2"><text:span text:style-name="T2">Features</text:span></text:p>
        </draw:rect>
        <draw:rect draw:style-name="gr2" draw:text-style-name="P2" xml:id="id8" draw:id="id8" draw:layer="layout" svg:width="4.5cm" svg:height="1.7cm" svg:x="7.1cm" svg:y="15cm">
          <text:p text:style-name="P2"><text:span text:style-name="T2">Customers</text:span></text:p>
        </draw:rect>
        <draw:rect draw:style-name="gr2" draw:text-style-name="P2" xml:id="id9" draw:id="id9" draw:layer="layout" svg:width="4.5cm" svg:height="1.7cm" svg:x="7.1cm" svg:y="17cm">
          <text:p text:style-name="P2"><text:span text:style-name="T2">Users</text:span></text:p>
        </draw:rect>
        <draw:rect draw:style-name="gr2" draw:text-style-name="P2" xml:id="id10" draw:id="id10" draw:layer="layout" svg:width="4.5cm" svg:height="1.7cm" svg:x="7.1cm" svg:y="19cm">
          <text:p text:style-name="P2"><text:span text:style-name="T2">Settings</text:span></text:p>
        </draw:rect>
        <draw:connector draw:style-name="gr3" draw:text-style-name="P3" draw:layer="layout" svg:x1="5.5cm" svg:y1="1.85cm" svg:x2="7.1cm" svg:y2="3.35cm" draw:start-shape="id1" draw:start-glue-point="1" draw:end-shape="id2" draw:end-glue-point="3" svg:d="M5500 1850h800v1500h800">
          <text:p/>
        </draw:connector>
        <draw:connector draw:style-name="gr3" draw:text-style-name="P3" draw:layer="layout" svg:x1="5.5cm" svg:y1="1.85cm" svg:x2="7.1cm" svg:y2="5.55cm" draw:start-shape="id1" draw:start-glue-point="1" draw:end-shape="id3" draw:end-glue-point="3" svg:d="M5500 1850h800v3700h800">
          <text:p/>
        </draw:connector>
        <draw:connector draw:style-name="gr3" draw:text-style-name="P3" draw:layer="layout" svg:x1="5.5cm" svg:y1="1.85cm" svg:x2="7.1cm" svg:y2="7.65cm" draw:start-shape="id1" draw:start-glue-point="1" draw:end-shape="id4" svg:d="M5500 1850h800v5800h800">
          <text:p/>
        </draw:connector>
        <draw:connector draw:style-name="gr3" draw:text-style-name="P3" draw:layer="layout" svg:x1="5.5cm" svg:y1="1.85cm" svg:x2="7.1cm" svg:y2="9.75cm" draw:start-shape="id1" draw:start-glue-point="1" draw:end-shape="id5" svg:d="M5500 1850h800v7900h800">
          <text:p/>
        </draw:connector>
        <draw:connector draw:style-name="gr3" draw:text-style-name="P3" draw:layer="layout" svg:x1="5.5cm" svg:y1="1.85cm" svg:x2="7.1cm" svg:y2="11.85cm" draw:start-shape="id1" draw:start-glue-point="1" draw:end-shape="id6" draw:end-glue-point="3" svg:d="M5500 1850h800v10000h800">
          <text:p/>
        </draw:connector>
        <draw:connector draw:style-name="gr3" draw:text-style-name="P3" draw:layer="layout" svg:x1="5.5cm" svg:y1="1.85cm" svg:x2="7.1cm" svg:y2="13.85cm" draw:start-shape="id1" draw:start-glue-point="1" draw:end-shape="id7" draw:end-glue-point="3" svg:d="M5500 1850h800v12000h800">
          <text:p/>
        </draw:connector>
        <draw:connector draw:style-name="gr3" draw:text-style-name="P3" draw:layer="layout" svg:x1="5.5cm" svg:y1="1.85cm" svg:x2="7.1cm" svg:y2="15.85cm" draw:start-shape="id1" draw:start-glue-point="1" draw:end-shape="id8" draw:end-glue-point="3" svg:d="M5500 1850h800v14000h800">
          <text:p/>
        </draw:connector>
        <draw:connector draw:style-name="gr3" draw:text-style-name="P3" draw:layer="layout" svg:x1="5.5cm" svg:y1="1.85cm" svg:x2="7.1cm" svg:y2="17.85cm" draw:start-shape="id1" draw:start-glue-point="1" draw:end-shape="id9" draw:end-glue-point="3" svg:d="M5500 1850h800v16000h800">
          <text:p/>
        </draw:connector>
        <draw:connector draw:style-name="gr3" draw:text-style-name="P3" draw:layer="layout" svg:x1="5.5cm" svg:y1="1.85cm" svg:x2="7.1cm" svg:y2="19.85cm" draw:start-shape="id1" draw:start-glue-point="1" draw:end-shape="id10" draw:end-glue-point="3" svg:d="M5500 1850h800v18000h800">
          <text:p/>
        </draw:connector>
        <draw:rect draw:style-name="gr4" draw:text-style-name="P3" draw:layer="layout" svg:width="4.4cm" svg:height="1.3cm" svg:x="15.9cm" svg:y="1.7cm">
          <text:p text:style-name="P3">Logout</text:p>
        </draw:rect>
        <draw:rect draw:style-name="gr5" draw:text-style-name="P3" draw:layer="layout" svg:width="4.4cm" svg:height="1.3cm" svg:x="15.9cm" svg:y="3.3cm">
          <text:p text:style-name="P3">Profile</text:p>
        </draw:rect>
        <draw:rect draw:style-name="gr1" draw:text-style-name="P1" draw:layer="layout" svg:width="4.5cm" svg:height="1.7cm" svg:x="15.4cm" svg:y="19cm">
          <text:p text:style-name="P1"><text:span text:style-name="T1">Home</text:span></text:p>
        </draw:rect>
        <draw:rect draw:style-name="gr2" draw:text-style-name="P2" draw:layer="layout" svg:width="4.5cm" svg:height="1.7cm" svg:x="15.4cm" svg:y="21.1cm">
          <text:p text:style-name="P2"><text:span text:style-name="T2">Navigation</text:span></text:p>
        </draw:rect>
        <draw:rect draw:style-name="gr4" draw:text-style-name="P3" draw:layer="layout" svg:width="4.4cm" svg:height="1.3cm" svg:x="15.5cm" svg:y="23.1cm">
          <text:p text:style-name="P3">End Session</text:p>
        </draw:rect>
        <draw:rect draw:style-name="gr5" draw:text-style-name="P3" draw:layer="layout" svg:width="4.4cm" svg:height="1.3cm" svg:x="15.4cm" svg:y="24.8cm">
          <text:p text:style-name="P3">Info</text:p>
        </draw:rect>
        <draw:rect draw:style-name="gr6" draw:text-style-name="P3" draw:layer="layout" svg:width="5.8cm" svg:height="8.6cm" svg:x="14.8cm" svg:y="18.3cm">
          <text:p/>
        </draw:rect>
        <draw:frame draw:style-name="gr7" draw:text-style-name="P4" draw:layer="layout" svg:width="2.763cm" svg:height="0.983cm" svg:x="16cm" svg:y="17.3cm">
          <draw:text-box>
            <text:p><text:span text:style-name="T3">Legend</text:span></text:p>
          </draw:text-box>
        </draw:frame>
        <draw:rect draw:style-name="gr8" draw:text-style-name="P3" draw:layer="layout" svg:width="12.3cm" svg:height="4cm" svg:x="1.8cm" svg:y="22.3cm">
          <text:p/>
        </draw:rect>
        <draw:frame draw:style-name="gr7" draw:text-style-name="P5" draw:layer="layout" svg:width="11.547cm" svg:height="2.809cm" svg:x="2.4cm" svg:y="22.8cm">
          <draw:text-box>
            <text:p text:style-name="P5"><text:span text:style-name="T4">Preliminary Admin Sitemap</text:span></text:p>
            <text:p text:style-name="P5"><text:span text:style-name="T5">Kōd</text:span></text:p>
            <text:p text:style-name="P5"><text:span text:style-name="T5">Prepared By: </text:span><text:span text:style-name="T4">Juan Jimenez</text:span></text:p>
            <text:p text:style-name="P5"><text:span text:style-name="T5">jimenezvalenzuela-j@webmail.uwinnipeg.c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Jimenez</meta:initial-creator>
    <meta:creation-date>2019-12-12T14:36:33.15</meta:creation-date>
    <dc:date>2019-12-12T16:26:13.28</dc:date>
    <dc:creator>Juan Jimenez</dc:creator>
    <meta:editing-duration>PT34M7S</meta:editing-duration>
    <meta:editing-cycles>1</meta:editing-cycles>
    <meta:document-statistic meta:object-count="29"/>
    <meta:generator>OpenOffice/4.1.7$Win32 OpenOffice.org_project/417m1$Build-9800</meta:generator>
  </office:meta>
</office:document-meta>
</file>